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77cm"/>
    </style:style>
    <style:style style:name="co2" style:family="table-column">
      <style:table-column-properties fo:break-before="auto" style:column-width="1.415cm"/>
    </style:style>
    <style:style style:name="co3" style:family="table-column">
      <style:table-column-properties fo:break-before="auto" style:column-width="2.45cm"/>
    </style:style>
    <style:style style:name="co4" style:family="table-column">
      <style:table-column-properties fo:break-before="auto" style:column-width="8.90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0">
      <number:number number:decimal-places="0" number:min-decimal-places="0" number:min-integer-digits="1"/>
      <number:text> %</number:text>
    </number:percentage-style>
    <number:date-style style:name="N33" number:automatic-order="true">
      <number:day number:style="long"/>
      <number:text>/</number:text>
      <number:month number:textual="true"/>
    </number:date-style>
    <style:style style:name="ce3" style:family="table-cell" style:parent-style-name="Default" style:data-style-name="N33"/>
    <style:style style:name="ce2" style:family="table-cell" style:parent-style-name="Default" style:data-style-name="N3"/>
    <style:style style:name="ce4" style:family="table-cell" style:parent-style-name="Default" style:data-style-name="N10"/>
  </office:automatic-styles>
  <office:body>
    <office:spreadsheet>
      <table:calculation-settings table:automatic-find-labels="false" table:use-regular-expressions="false" table:use-wildcards="true"/>
      <table:table table:name="semana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row table:style-name="ro1">
          <table:table-cell office:value-type="string" calcext:value-type="string">
            <text:p>Ev.</text:p>
          </table:table-cell>
          <table:table-cell table:style-name="Default" office:value-type="string" calcext:value-type="string">
            <text:p>Sem.</text:p>
          </table:table-cell>
          <table:table-cell table:style-name="Default" office:value-type="string" calcext:value-type="string">
            <text:p>Ses.</text:p>
          </table:table-cell>
          <table:table-cell table:style-name="Default" office:value-type="string" calcext:value-type="string">
            <text:p>Restantes</text:p>
          </table:table-cell>
          <table:table-cell office:value-type="string" calcext:value-type="string">
            <text:p>UD y situaciones de aprendiza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:.A];1;[.C:.C])-SUMIF([.A$2:.A2];1;[.C$2:.C2])" office:value-type="float" office:value="33" calcext:value-type="float">
            <text:p>33</text:p>
          </table:table-cell>
          <table:table-cell office:value-type="string" calcext:value-type="string">
            <text:p>UD1: Pensamiento computacion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:.A];1;[.C:.C])-SUMIF([.A$2:.A3];1;[.C$2:.C3])" office:value-type="float" office:value="30" calcext:value-type="float">
            <text:p>30</text:p>
          </table:table-cell>
          <table:table-cell office:value-type="string" calcext:value-type="string">
            <text:p>UD1: Pensamiento computacion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9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:.A];1;[.C:.C])-SUMIF([.A$2:.A4];1;[.C$2:.C4])" office:value-type="float" office:value="27" calcext:value-type="float">
            <text:p>27</text:p>
          </table:table-cell>
          <table:table-cell office:value-type="string" calcext:value-type="string">
            <text:p>UD2: Introducción a la programación con Code.or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3/1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:.A];1;[.C:.C])-SUMIF([.A$2:.A5];1;[.C$2:.C5])" office:value-type="float" office:value="24" calcext:value-type="float">
            <text:p>24</text:p>
          </table:table-cell>
          <table:table-cell office:value-type="string" calcext:value-type="string">
            <text:p>UD2: Introducción a la programación con Code.or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SUMIF([.A:.A];1;[.C:.C])-SUMIF([.A$2:.A6];1;[.C$2:.C6])" office:value-type="float" office:value="22" calcext:value-type="float">
            <text:p>22</text:p>
          </table:table-cell>
          <table:table-cell office:value-type="string" calcext:value-type="string">
            <text:p>UD3: Introduccińo a la programación con Scrat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:.A];1;[.C:.C])-SUMIF([.A$2:.A7];1;[.C$2:.C7])" office:value-type="float" office:value="19" calcext:value-type="float">
            <text:p>19</text:p>
          </table:table-cell>
          <table:table-cell office:value-type="string" calcext:value-type="string">
            <text:p>UD3: Introducción a la programación con Scrat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:.A];1;[.C:.C])-SUMIF([.A$2:.A8];1;[.C$2:.C8])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SUMIF([.A:.A];1;[.C:.C])-SUMIF([.A$2:.A9];1;[.C$2:.C9])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7/11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:.A];1;[.C:.C])-SUMIF([.A$2:.A10];1;[.C$2:.C10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11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:.A];1;[.C:.C])-SUMIF([.A$2:.A11];1;[.C$2:.C11]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1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:.A];1;[.C:.C])-SUMIF([.A$2:.A12];1;[.C$2:.C12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1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:.A];1;[.C:.C])-SUMIF([.A$2:.A13];1;[.C$2:.C13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5/12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SUMIF([.A:.A];1;[.C:.C])-SUMIF([.A$2:.A14];1;[.C$2:.C1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12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:.A];2;[.C:.C])-SUMIF([.A$15:.A15];2;[.C$15:.C15])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:.A];2;[.C:.C])-SUMIF([.A$15:.A16];2;[.C$15:.C16])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SUMIF([.A:.A];2;[.C:.C])-SUMIF([.A$15:.A17];2;[.C$15:.C17])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2/0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SUMIF([.A:.A];2;[.C:.C])-SUMIF([.A$15:.A18];2;[.C$15:.C18])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9/01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:.A];2;[.C:.C])-SUMIF([.A$15:.A19];2;[.C$15:.C19])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1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:.A];2;[.C:.C])-SUMIF([.A$15:.A20];2;[.C$15:.C20])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:.A];2;[.C:.C])-SUMIF([.A$15:.A21];2;[.C$15:.C21]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01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:.A];2;[.C:.C])-SUMIF([.A$15:.A22];2;[.C$15:.C22]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6/02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:.A];2;[.C:.C])-SUMIF([.A$15:.A23];2;[.C$15:.C23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02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:.A];2;[.C:.C])-SUMIF([.A$15:.A24];2;[.C$15:.C24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:.A];2;[.C:.C])-SUMIF([.A$15:.A25];2;[.C$15:.C25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02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:.A];2;[.C:.C])-SUMIF([.A$15:.A26];2;[.C$15:.C2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6/03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:.A];3;[.C:.C])-SUMIF([.A$27:.A27];3;[.C$27:.C27])"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/03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:.A];3;[.C:.C])-SUMIF([.A$27:.A28];3;[.C$27:.C28])"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3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:.A];3;[.C:.C])-SUMIF([.A$27:.A29];3;[.C$27:.C29])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7/03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:.A];3;[.C:.C])-SUMIF([.A$27:.A30];3;[.C$27:.C30])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3/04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SUMIF([.A:.A];3;[.C:.C])-SUMIF([.A$27:.A31];3;[.C$27:.C31])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/04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SUMIF([.A:.A];3;[.C:.C])-SUMIF([.A$27:.A32];3;[.C$27:.C32])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7/04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:.A];3;[.C:.C])-SUMIF([.A$27:.A33];3;[.C$27:.C33])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4/04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:.A];3;[.C:.C])-SUMIF([.A$27:.A34];3;[.C$27:.C34])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1/05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SUMIF([.A:.A];3;[.C:.C])-SUMIF([.A$27:.A35];3;[.C$27:.C35])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8/05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:.A];3;[.C:.C])-SUMIF([.A$27:.A36];3;[.C$27:.C36])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5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:.A];3;[.C:.C])-SUMIF([.A$27:.A37];3;[.C$27:.C37]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5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:.A];3;[.C:.C])-SUMIF([.A$27:.A38];3;[.C$27:.C38])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/05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:.A];3;[.C:.C])-SUMIF([.A$27:.A39];3;[.C$27:.C39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5/06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:.A];3;[.C:.C])-SUMIF([.A$27:.A40];3;[.C$27:.C40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:.A];3;[.C:.C])-SUMIF([.A$27:.A41];3;[.C$27:.C4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6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SUMIF([.A:.A];3;[.C:.C])-SUMIF([.A$27:.A42];3;[.C$27:.C42])" office:value-type="float" office:value="0" calcext:value-type="float">
            <text:p>0</text:p>
          </table:table-cell>
          <table:table-cell/>
        </table:table-row>
        <table:table-row table:style-name="ro1" table:number-rows-repeated="104853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resumen" table:style-name="ta1">
        <table:table-column table:style-name="co5" table:number-columns-repeated="3" table:default-cell-style-name="Default"/>
        <table:table-column table:style-name="co5" table:default-cell-style-name="ce4"/>
        <table:table-row table:style-name="ro1">
          <table:table-cell office:value-type="string" calcext:value-type="string">
            <text:p>Evaluación</text:p>
          </table:table-cell>
          <table:table-cell office:value-type="string" calcext:value-type="string">
            <text:p>Sesiones</text:p>
          </table:table-cell>
          <table:table-cell office:value-type="string" calcext:value-type="string">
            <text:p>Programadas</text:p>
          </table:table-cell>
          <table:table-cell table:style-name="Default" office:value-type="string" calcext:value-type="string">
            <text:p>% Programad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IFS([$semana.C2:.C42];[$semana.A2:.A42];1)" office:value-type="float" office:value="36" calcext:value-type="float">
            <text:p>36</text:p>
          </table:table-cell>
          <table:table-cell table:formula="of:=SUMIFS([$semana.C2:.C42];[$semana.A2:.A42];1;[$semana.E2:.E42];&quot;&lt;&gt;&quot;)" office:value-type="float" office:value="17" calcext:value-type="float">
            <text:p>17</text:p>
          </table:table-cell>
          <table:table-cell table:formula="of:=[.C2]/[.B2]" office:value-type="percentage" office:value="0.472222222222222" calcext:value-type="percentage">
            <text:p>47 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IFS([$semana.C2:.C42];[$semana.A2:.A42];2)" office:value-type="float" office:value="30" calcext:value-type="float">
            <text:p>30</text:p>
          </table:table-cell>
          <table:table-cell table:formula="of:=SUMIFS([$semana.C2:.C42];[$semana.A2:.A42];2;[$semana.E2:.E42];&quot;&lt;&gt;&quot;)" office:value-type="float" office:value="0" calcext:value-type="float">
            <text:p>0</text:p>
          </table:table-cell>
          <table:table-cell table:formula="of:=[.C3]/[.B3]" office:value-type="percentage" office:value="0" calcext:value-type="percentage">
            <text:p>0 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IFS([$semana.C2:.C42];[$semana.A2:.A42];3)" office:value-type="float" office:value="40" calcext:value-type="float">
            <text:p>40</text:p>
          </table:table-cell>
          <table:table-cell table:formula="of:=SUMIFS([$semana.C2:.C42];[$semana.A2:.A42];3;[$semana.E2:.E42];&quot;&lt;&gt;&quot;)" office:value-type="float" office:value="0" calcext:value-type="float">
            <text:p>0</text:p>
          </table:table-cell>
          <table:table-cell table:formula="of:=[.C4]/[.B4]" office:value-type="percentage" office:value="0" calcext:value-type="percentage">
            <text:p>0 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5">
      <number:number number:decimal-places="1" number:min-decimal-places="1" number:min-integer-digits="1"/>
      <number:text> %</number:text>
    </number:percentage-style>
    <number:number-style style:name="N104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1T08:28:42.568214559</meta:creation-date>
    <dc:date>2022-08-29T08:39:34.617703702</dc:date>
    <meta:editing-duration>PT26M35S</meta:editing-duration>
    <meta:editing-cycles>10</meta:editing-cycles>
    <meta:generator>LibreOffice/7.4.0.3$Linux_X86_64 LibreOffice_project/f85e47c08ddd19c015c0114a68350214f7066f5a</meta:generator>
    <meta:document-statistic meta:table-count="2" meta:cell-count="191" meta:object-count="0"/>
  </office:meta>
</office:document-meta>
</file>